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ccff" draw:textarea-horizontal-align="center" draw:textarea-vertical-align="middle"/>
    </style:style>
    <style:style style:name="gr3" style:family="graphic" style:parent-style-name="standard">
      <style:graphic-properties draw:marker-end="Arrow" draw:marker-end-width="0.2cm" draw:fill="none" draw:textarea-horizontal-align="center" draw:textarea-vertical-align="middle"/>
    </style:style>
    <style:style style:name="gr4" style:family="graphic" style:parent-style-name="standard">
      <style:graphic-properties draw:marker-end="Arrow" draw:marker-end-width="0.2cm" draw:textarea-horizontal-align="center" draw:textarea-vertical-align="middle"/>
    </style:style>
    <style:style style:name="gr5" style:family="graphic" style:parent-style-name="standard">
      <style:graphic-properties draw:marker-end="Arrow" draw:marker-end-width="0.2cm" draw:textarea-horizontal-align="center" draw:textarea-vertical-align="middle"/>
    </style:style>
    <style:style style:name="gr6" style:family="graphic" style:parent-style-name="standard">
      <style:graphic-properties draw:marker-start="" draw:marker-start-width="0.3cm" draw:marker-end="Arrow" draw:marker-end-width="0.2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start="" draw:marker-start-width="0.3cm" draw:marker-end="Arrow" draw:marker-end-width="0.2cm" draw:textarea-horizontal-align="center" draw:textarea-vertical-align="middle"/>
    </style:style>
    <style:style style:name="P1" style:family="paragraph">
      <style:paragraph-properties fo:text-align="center"/>
      <style:text-properties fo:font-family="'Times New Roman'" style:font-style-name="Regular" style:font-family-generic="roman" style:font-pitch="variable" fo:font-size="11pt" fo:font-style="normal" fo:font-weight="normal" style:font-size-asian="18pt" style:font-size-complex="18pt"/>
    </style:style>
    <style:style style:name="P2" style:family="paragraph">
      <style:text-properties fo:font-family="'Times New Roman'" style:font-style-name="Regular" style:font-family-generic="roman" style:font-pitch="variable" fo:font-size="11pt" fo:font-style="normal" fo:font-weight="normal" style:font-size-asian="18pt" style:font-size-complex="18pt"/>
    </style:style>
    <style:style style:name="P3" style:family="paragraph">
      <style:paragraph-properties fo:text-align="center"/>
      <style:text-properties fo:font-family="'Times New Roman'" style:font-style-name="Regular" style:font-family-generic="roman" style:font-pitch="variable" fo:font-size="11pt" fo:font-style="normal" fo:font-weight="normal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1.5cm" svg:x="8cm" svg:y="3.8cm">
          <text:p text:style-name="P1">Удаление мутекса из списка<text:line-break/>захваченных задачей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6cm" svg:height="2cm" svg:x="7.5cm" svg:y="6cm">
          <text:p text:style-name="P1">Приоритет задачи &lt;=<text:line-break/>приоритета мутекса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1" draw:layer="layout" svg:width="4cm" svg:height="1cm" svg:x="8.5cm" svg:y="2cm" draw:corner-radius="0.5cm">
          <text:p text:style-name="P1">mutex_unlock_irq ()</text:p>
        </draw:rect>
        <draw:rect draw:style-name="gr2" draw:text-style-name="P1" draw:layer="layout" svg:width="2cm" svg:height="1cm" svg:x="9.5cm" svg:y="19.5cm" draw:corner-radius="0.5cm">
          <text:p text:style-name="P1">Готово</text:p>
        </draw:rect>
        <draw:line draw:style-name="gr3" draw:text-style-name="P1" draw:layer="layout" svg:x1="10.5cm" svg:y1="16.7cm" svg:x2="10.5cm" svg:y2="17.5cm">
          <text:p/>
        </draw:line>
        <draw:line draw:style-name="gr4" draw:text-style-name="P1" draw:layer="layout" svg:x1="10.5cm" svg:y1="3cm" svg:x2="10.5cm" svg:y2="3.75cm">
          <text:p/>
        </draw:line>
        <draw:line draw:style-name="gr5" draw:text-style-name="P1" draw:layer="layout" svg:x1="10.5cm" svg:y1="5.25cm" svg:x2="10.5cm" svg:y2="6cm">
          <text:p/>
        </draw:line>
        <draw:custom-shape draw:style-name="gr1" draw:text-style-name="P1" draw:id="id2" draw:layer="layout" svg:width="6cm" svg:height="2cm" svg:x="14cm" svg:y="7.5cm">
          <text:p text:style-name="P1">Базовый <text:line-break/>приоритет задачи &lt;<text:line-break/>приоритета</text:p>
          <text:p text:style-name="P1">мутекса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3" draw:layer="layout" svg:width="5cm" svg:height="1.25cm" svg:x="14.5cm" svg:y="10.2cm">
          <text:p text:style-name="P1">Перевычисление<text:line-break/>приоритета задачи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3.5cm" svg:y1="7cm" svg:x2="17cm" svg:y2="7.5cm" draw:start-shape="id1" draw:start-glue-point="7" draw:end-shape="id2" draw:end-glue-point="4" svg:d="m13500 7000h3500v500">
          <text:p/>
        </draw:connector>
        <draw:line draw:style-name="gr3" draw:text-style-name="P1" draw:layer="layout" svg:x1="17cm" svg:y1="9.5cm" svg:x2="17cm" svg:y2="10.25cm">
          <text:p/>
        </draw:line>
        <draw:line draw:style-name="gr3" draw:text-style-name="P1" draw:layer="layout" svg:x1="10.5cm" svg:y1="8cm" svg:x2="10.5cm" svg:y2="9cm">
          <text:p/>
        </draw:line>
        <draw:line draw:style-name="gr3" draw:text-style-name="P1" draw:id="id4" draw:layer="layout" svg:x1="14cm" svg:y1="8.5cm" svg:x2="10.5cm" svg:y2="8.45cm">
          <draw:glue-point draw:id="4" svg:x="3.571cm" svg:y="-5cm"/>
          <text:p/>
        </draw:line>
        <draw:connector draw:style-name="gr6" draw:text-style-name="P1" draw:layer="layout" draw:line-skew="0cm 3.5cm 1.396cm" svg:x1="17cm" svg:y1="11.45cm" svg:x2="13.499cm" svg:y2="8.45cm" draw:start-shape="id3" draw:start-glue-point="2" draw:end-shape="id4" draw:end-glue-point="4" svg:d="m17000 11450v501h-3500v-2701h-1v-800">
          <text:p/>
        </draw:connector>
        <draw:custom-shape draw:style-name="gr1" draw:text-style-name="P1" draw:id="id7" draw:layer="layout" svg:width="5cm" svg:height="2cm" svg:x="8cm" svg:y="9cm">
          <text:p text:style-name="P1">Мутекс связан<text:line-break/>с прерыванием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2" draw:layer="layout" svg:width="0.938cm" svg:height="0.683cm" svg:x="13.6cm" svg:y="6.25cm">
          <draw:text-box>
            <text:p text:style-name="P2">Да</text:p>
          </draw:text-box>
        </draw:frame>
        <draw:frame draw:style-name="gr7" draw:text-style-name="P2" draw:layer="layout" svg:width="1.124cm" svg:height="0.683cm" svg:x="9.2cm" svg:y="7.851cm">
          <draw:text-box>
            <text:p text:style-name="P2">Нет</text:p>
          </draw:text-box>
        </draw:frame>
        <draw:frame draw:style-name="gr7" draw:text-style-name="P2" draw:layer="layout" svg:width="1.124cm" svg:height="0.683cm" svg:x="13.001cm" svg:y="7.852cm">
          <draw:text-box>
            <text:p text:style-name="P2">Нет</text:p>
          </draw:text-box>
        </draw:frame>
        <draw:frame draw:style-name="gr7" draw:text-style-name="P2" draw:layer="layout" svg:width="0.938cm" svg:height="0.683cm" svg:x="16cm" svg:y="9.351cm">
          <draw:text-box>
            <text:p text:style-name="P2">Да</text:p>
          </draw:text-box>
        </draw:frame>
        <draw:frame draw:style-name="gr7" draw:text-style-name="P2" draw:layer="layout" svg:width="0.938cm" svg:height="0.683cm" svg:x="7.2cm" svg:y="9.251cm">
          <draw:text-box>
            <text:p text:style-name="P2">Да</text:p>
          </draw:text-box>
        </draw:frame>
        <draw:frame draw:style-name="gr7" draw:text-style-name="P2" draw:layer="layout" svg:width="1.124cm" svg:height="0.683cm" svg:x="9.201cm" svg:y="10.752cm">
          <draw:text-box>
            <text:p text:style-name="P2">Нет</text:p>
          </draw:text-box>
        </draw:frame>
        <draw:custom-shape draw:style-name="gr1" draw:text-style-name="P1" draw:id="id5" draw:layer="layout" svg:width="6cm" svg:height="2cm" svg:x="7.5cm" svg:y="12cm">
          <text:p text:style-name="P1">Есть задачи,<text:line-break/>ждущие освобождения<text:line-break/>мутекса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10.5cm" svg:y1="11cm" svg:x2="10.5cm" svg:y2="12cm">
          <text:p/>
        </draw:line>
        <draw:frame draw:style-name="gr7" draw:text-style-name="P2" draw:layer="layout" svg:width="0.938cm" svg:height="0.683cm" svg:x="9.3cm" svg:y="13.752cm">
          <draw:text-box>
            <text:p text:style-name="P2">Да</text:p>
          </draw:text-box>
        </draw:frame>
        <draw:frame draw:style-name="gr7" draw:text-style-name="P2" draw:layer="layout" svg:width="1.124cm" svg:height="0.683cm" svg:x="13.002cm" svg:y="13.053cm">
          <draw:text-box>
            <text:p text:style-name="P2">Нет</text:p>
          </draw:text-box>
        </draw:frame>
        <draw:custom-shape draw:style-name="gr1" draw:text-style-name="P1" draw:layer="layout" svg:width="5cm" svg:height="2cm" svg:x="8cm" svg:y="14.7cm">
          <text:p text:style-name="P1">Занесение всех задач,<text:line-break/>ждущих освобождения<text:line-break/>мутекса, в список<text:line-break/>task_active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5cm" svg:y1="14cm" svg:x2="10.5cm" svg:y2="14.75cm">
          <text:p/>
        </draw:line>
        <draw:custom-shape draw:style-name="gr1" draw:text-style-name="P1" draw:layer="layout" svg:width="5cm" svg:height="1cm" svg:x="8cm" svg:y="17.5cm">
          <text:p text:style-name="P1">Переключение задач</text:p>
          <draw:enhanced-geometry svg:viewBox="0 0 21600 21600" draw:type="rectangle" draw:enhanced-path="M 0 0 L 21600 0 21600 21600 0 21600 0 0 Z N"/>
        </draw:custom-shape>
        <draw:line draw:style-name="gr5" draw:text-style-name="P1" draw:id="id6" draw:layer="layout" svg:x1="10.5cm" svg:y1="18.5cm" svg:x2="10.5cm" svg:y2="19.5cm">
          <text:p/>
        </draw:line>
        <draw:connector draw:style-name="gr8" draw:text-style-name="P3" draw:layer="layout" svg:x1="13.5cm" svg:y1="13cm" svg:x2="10.5cm" svg:y2="19cm" draw:start-shape="id5" draw:start-glue-point="7" draw:end-shape="id6" draw:end-glue-point="1" svg:d="m13500 13000h502v6000h-3502">
          <text:p/>
        </draw:connector>
        <draw:custom-shape draw:style-name="gr1" draw:text-style-name="P1" draw:id="id8" draw:layer="layout" svg:width="5.5cm" svg:height="2.5cm" svg:x="1.5cm" svg:y="9.5cm">
          <text:p text:style-name="P1">Установлен</text:p>
          <text:p text:style-name="P1">флаг отложенного<text:line-break/>вызова быстрого<text:line-break/>обработчика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4" draw:layer="layout" draw:line-skew="6.001cm 0.501cm" svg:x1="8cm" svg:y1="10cm" svg:x2="4.25cm" svg:y2="9.5cm" draw:start-shape="id7" draw:start-glue-point="5" draw:end-shape="id8" draw:end-glue-point="4" svg:d="m8000 10000h-1000v-1000h-2750v500">
          <text:p/>
        </draw:connector>
        <draw:custom-shape draw:style-name="gr1" draw:text-style-name="P1" draw:layer="layout" svg:width="4.5cm" svg:height="1.25cm" svg:x="2cm" svg:y="12.5cm">
          <text:p text:style-name="P1">Сброс флага<text:line-break/>отложенного вызова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.25cm" svg:x="2cm" svg:y="14.3cm">
          <text:p text:style-name="P1">Вызов быстрого<text:line-break/>обработчика прерывания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.5cm" svg:x="2cm" svg:y="16cm">
          <text:p text:style-name="P1">Обработчик<text:line-break/>вернул 0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4.5cm" svg:height="1cm" svg:x="2cm" svg:y="18cm">
          <text:p text:style-name="P1">Посылка сигнала мутексу</text:p>
          <draw:enhanced-geometry svg:viewBox="0 0 21600 21600" draw:type="rectangle" draw:enhanced-path="M 0 0 L 21600 0 21600 21600 0 21600 0 0 Z N"/>
        </draw:custom-shape>
        <draw:custom-shape draw:style-name="gr1" draw:text-style-name="P1" draw:id="id10" draw:layer="layout" svg:width="4.5cm" svg:height="1.5cm" svg:x="2cm" svg:y="20cm">
          <text:p text:style-name="P1">Отмена привязки<text:line-break/>прерывания, вызов<text:line-break/>arch_intr_unbind()</text:p>
          <draw:enhanced-geometry svg:viewBox="0 0 21600 21600" draw:type="rectangle" draw:enhanced-path="M 0 0 L 21600 0 21600 21600 0 21600 0 0 Z N"/>
        </draw:custom-shape>
        <draw:line draw:style-name="gr5" draw:text-style-name="P1" draw:id="id9" draw:layer="layout" svg:x1="4.2cm" svg:y1="19cm" svg:x2="4.2cm" svg:y2="20cm">
          <text:p/>
        </draw:line>
        <draw:connector draw:style-name="gr8" draw:text-style-name="P4" draw:layer="layout" svg:x1="1.5cm" svg:y1="10.75cm" svg:x2="4.2cm" svg:y2="19.5cm" draw:start-shape="id8" draw:start-glue-point="5" draw:end-shape="id9" draw:end-glue-point="1" svg:d="m1500 10750h-501v8750h3201">
          <text:p/>
        </draw:connector>
        <draw:frame draw:style-name="gr7" draw:text-style-name="P2" draw:layer="layout" svg:width="1.124cm" svg:height="0.683cm" svg:x="0.7cm" svg:y="9.952cm">
          <draw:text-box>
            <text:p text:style-name="P2">Нет</text:p>
          </draw:text-box>
        </draw:frame>
        <draw:line draw:style-name="gr5" draw:text-style-name="P1" draw:layer="layout" svg:x1="4.25cm" svg:y1="12cm" svg:x2="4.25cm" svg:y2="12.5cm">
          <text:p/>
        </draw:line>
        <draw:frame draw:style-name="gr7" draw:text-style-name="P2" draw:layer="layout" svg:width="0.938cm" svg:height="0.683cm" svg:x="3.1cm" svg:y="11.752cm">
          <draw:text-box>
            <text:p text:style-name="P2">Да</text:p>
          </draw:text-box>
        </draw:frame>
        <draw:connector draw:style-name="standard" draw:layer="layout" draw:line-skew="0cm 5.501cm" svg:x1="4.25cm" svg:y1="21.5cm" svg:x2="7cm" svg:y2="11.5cm" draw:start-shape="id10" draw:start-glue-point="2" draw:end-shape="id11" draw:end-glue-point="3" svg:d="m4250 21500v501h2750v-10501 0">
          <text:p/>
        </draw:connector>
        <draw:line draw:style-name="gr3" draw:text-style-name="P1" draw:id="id11" draw:layer="layout" svg:x1="7cm" svg:y1="11.5cm" svg:x2="10.5cm" svg:y2="11.5cm">
          <text:p/>
        </draw:line>
        <draw:line draw:style-name="gr5" draw:text-style-name="P1" draw:layer="layout" svg:x1="4.25cm" svg:y1="17.45cm" svg:x2="4.25cm" svg:y2="18cm">
          <text:p/>
        </draw:line>
        <draw:line draw:style-name="gr5" draw:text-style-name="P1" draw:layer="layout" svg:x1="4.25cm" svg:y1="15.55cm" svg:x2="4.25cm" svg:y2="16cm">
          <text:p/>
        </draw:line>
        <draw:line draw:style-name="gr5" draw:text-style-name="P1" draw:layer="layout" svg:x1="4.25cm" svg:y1="13.75cm" svg:x2="4.25cm" svg:y2="14.25cm">
          <text:p/>
        </draw:line>
        <draw:line draw:style-name="gr5" draw:text-style-name="P1" draw:layer="layout" svg:x1="2cm" svg:y1="16.75cm" svg:x2="1cm" svg:y2="16.75cm">
          <text:p/>
        </draw:line>
        <draw:frame draw:style-name="gr7" draw:text-style-name="P2" draw:layer="layout" svg:width="1.124cm" svg:height="0.683cm" svg:x="1.3cm" svg:y="16.053cm">
          <draw:text-box>
            <text:p text:style-name="P2">Нет</text:p>
          </draw:text-box>
        </draw:frame>
        <draw:frame draw:style-name="gr7" draw:text-style-name="P2" draw:layer="layout" svg:width="0.938cm" svg:height="0.683cm" svg:x="3.1cm" svg:y="17.253cm">
          <draw:text-box>
            <text:p text:style-name="P2">Да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29T15:49:10</meta:creation-date>
    <dc:date>2010-05-29T17:12:19</dc:date>
    <meta:editing-duration>PT01H16M01S</meta:editing-duration>
    <meta:editing-cycles>28</meta:editing-cycles>
    <meta:generator>OpenOffice.org/3.2$Unix OpenOffice.org_project/320m12$Build-9483</meta:generator>
    <meta:document-statistic meta:object-count="50"/>
  </office:meta>
</office:document-meta>
</file>